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1875in" fo:margin-left="0in" table:align="left"/>
    </style:style>
    <style:style style:name="Style.A" style:family="table-column">
      <style:table-column-properties style:column-width="1.7313in"/>
    </style:style>
    <style:style style:name="Style.C" style:family="table-column">
      <style:table-column-properties style:column-width="1.9125in"/>
    </style:style>
    <style:style style:name="Style.D" style:family="table-column">
      <style:table-column-properties style:column-width="1.8125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5in" table:align="margins" style:may-break-between-rows="false"/>
    </style:style>
    <style:style style:name="TestCases.A" style:family="table-column">
      <style:table-column-properties style:column-width="1.7313in" style:rel-column-width="16383*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Heading">
      <style:text-properties style:font-name="Liberation Sans" fo:font-size="16pt" style:font-size-asian="14pt" style:font-size-complex="16pt"/>
    </style:style>
    <style:style style:name="P11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12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T1" style:family="text">
      <style:text-properties officeooo:rsid="001e81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0</text:p>
      <text:p text:style-name="P1"/>
      <text:p text:style-name="P3">Style: 20 points</text:p>
      <text:p text:style-name="P3"/>
      <table:table table:name="Style" table:style-name="Style">
        <table:table-column table:style-name="Style.A" table:number-columns-repeated="2"/>
        <table:table-column table:style-name="Style.C"/>
        <table:table-column table:style-name="Style.D"/>
        <table:table-row>
          <table:table-cell table:style-name="Style.A1" office:value-type="string">
            <text:p text:style-name="P11">Item</text:p>
          </table:table-cell>
          <table:table-cell table:style-name="Style.A1" office:value-type="string">
            <text:p text:style-name="P11">Notes</text:p>
          </table:table-cell>
          <table:table-cell table:style-name="Style.A1" office:value-type="string">
            <text:p text:style-name="P11">Points Possible</text:p>
          </table:table-cell>
          <table:table-cell table:style-name="Style.D1" office:value-type="string">
            <text:p text:style-name="P11">Points Earned</text:p>
          </table:table-cell>
        </table:table-row>
        <table:table-row>
          <table:table-cell table:style-name="Style.A2" office:value-type="string">
            <text:p text:style-name="P7">Correct file nam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8">5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Author nam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8">5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Dat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8">5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No changes to code other than cout text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8">5</text:p>
          </table:table-cell>
          <table:table-cell table:style-name="Style.D2" office:value-type="string">
            <text:p text:style-name="P6"/>
          </table:table-cell>
        </table:table-row>
      </table:table>
      <text:p text:style-name="P3"/>
      <text:p text:style-name="P3">Test Cases: 40 points</text:p>
      <text:p text:style-name="P3"/>
      <table:table table:name="TestCases" table:style-name="TestCases">
        <table:table-column table:style-name="TestCases.A" table:number-columns-repeated="4"/>
        <table:table-row>
          <table:table-cell table:style-name="TestCases.A1" office:value-type="string">
            <text:p text:style-name="P12">Input</text:p>
          </table:table-cell>
          <table:table-cell table:style-name="TestCases.A1" office:value-type="string">
            <text:p text:style-name="P12">Expected Output</text:p>
          </table:table-cell>
          <table:table-cell table:style-name="TestCases.A1" office:value-type="string">
            <text:p text:style-name="P11">Points Possible</text:p>
          </table:table-cell>
          <table:table-cell table:style-name="TestCases.D1" office:value-type="string">
            <text:p text:style-name="P11">Points Earned</text:p>
          </table:table-cell>
        </table:table-row>
        <table:table-row>
          <table:table-cell table:style-name="TestCases.A2" office:value-type="string">
            <text:p text:style-name="P7">None</text:p>
          </table:table-cell>
          <table:table-cell table:style-name="TestCases.A2" office:value-type="string">
            <text:p text:style-name="P7">Personal answers to 5 questions.</text:p>
          </table:table-cell>
          <table:table-cell table:style-name="TestCases.A2" office:value-type="string">
            <text:p text:style-name="P8">40</text:p>
          </table:table-cell>
          <table:table-cell table:style-name="TestCases.D2" office:value-type="string">
            <text:p text:style-name="P9"/>
          </table:table-cell>
        </table:table-row>
      </table:table>
      <text:p text:style-name="P3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08-25T13:12:16.490755995</dc:date>
    <meta:editing-duration>PT1H34M48S</meta:editing-duration>
    <meta:editing-cycles>4</meta:editing-cycles>
    <meta:generator>LibreOffice/6.4.5.2$Linux_X86_64 LibreOffice_project/40$Build-2</meta:generator>
    <meta:document-statistic meta:table-count="2" meta:image-count="0" meta:object-count="0" meta:page-count="1" meta:paragraph-count="26" meta:word-count="58" meta:character-count="300" meta:non-whitespace-character-count="268"/>
  </office:meta>
</office:document-meta>
</file>